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herif" svg:font-family="'Liberation Sh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073235" officeooo:paragraph-rsid="00073235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04e70f" officeooo:paragraph-rsid="0004e70f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0a9227" officeooo:paragraph-rsid="000a9227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0b8832" officeooo:paragraph-rsid="000b8832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0dcbc2" officeooo:paragraph-rsid="000dcbc2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0f758f" officeooo:paragraph-rsid="000f758f"/>
    </style:style>
    <style:style style:name="P8" style:family="paragraph" style:parent-style-name="Standard">
      <style:paragraph-properties style:line-height-at-least="0.402cm"/>
      <style:text-properties fo:language="es" fo:country="ES"/>
    </style:style>
    <style:style style:name="P9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10" style:family="paragraph" style:parent-style-name="Standard">
      <style:paragraph-properties fo:text-align="start" style:justify-single-word="false"/>
      <style:text-properties fo:color="#d4d4d4" loext:opacity="100%" style:font-name="Consolas" fo:font-size="8.39999961853027pt" fo:language="es" fo:country="ES" fo:font-weight="normal" officeooo:rsid="001ed118" officeooo:paragraph-rsid="001ed118" fo:background-color="#1e1e1e"/>
    </style:style>
    <style:style style:name="P11" style:family="paragraph" style:parent-style-name="Standard">
      <style:paragraph-properties style:line-height-at-least="0.402cm"/>
      <style:text-properties fo:color="#d4d4d4" loext:opacity="100%" style:font-name="Consolas" fo:font-size="8.39999961853027pt" fo:language="es" fo:country="ES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d4d4d4" loext:opacity="100%" style:font-name="Consolas" fo:font-size="8.39999961853027pt" fo:language="es" fo:country="ES" fo:font-weight="normal" officeooo:rsid="0020b298" officeooo:paragraph-rsid="0020b298" fo:background-color="#1e1e1e"/>
    </style:style>
    <style:style style:name="P13" style:family="paragraph" style:parent-style-name="Standard">
      <style:paragraph-properties fo:text-align="start" style:justify-single-word="false"/>
      <style:text-properties fo:color="#d4d4d4" loext:opacity="100%" style:font-name="Consolas" fo:font-size="12pt" fo:language="es" fo:country="ES" fo:font-weight="normal" officeooo:rsid="000f758f" officeooo:paragraph-rsid="000f758f" fo:background-color="#1e1e1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d4d4d4" loext:opacity="100%" style:font-name="Consolas" fo:font-size="12pt" fo:language="es" fo:country="ES" fo:font-weight="normal" officeooo:rsid="0018cd2e" officeooo:paragraph-rsid="0018cd2e" fo:background-color="#1e1e1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d4d4d4" loext:opacity="100%" style:font-name="Consolas" fo:font-size="12pt" fo:language="es" fo:country="ES" fo:font-weight="normal" officeooo:rsid="001b8418" officeooo:paragraph-rsid="001b8418" fo:background-color="#1e1e1e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d4d4d4" loext:opacity="100%" style:font-name="Consolas" fo:font-size="12pt" fo:language="es" fo:country="ES" fo:font-weight="normal" fo:background-color="#1e1e1e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18" style:family="paragraph" style:parent-style-name="Standard">
      <style:paragraph-properties style:line-height-at-least="0.402cm"/>
      <style:text-properties fo:color="#d4d4d4" loext:opacity="100%" fo:font-size="12pt" fo:language="es" fo:country="ES" fo:background-color="#1e1e1e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d4d4d4" loext:opacity="100%" fo:language="es" fo:country="ES" fo:background-color="#1e1e1e"/>
    </style:style>
    <style:style style:name="P20" style:family="paragraph" style:parent-style-name="Standard">
      <style:paragraph-properties style:line-height-at-least="0.402cm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29d08" officeooo:paragraph-rsid="000f758f" fo:background-color="transparen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7115c" officeooo:paragraph-rsid="0017115c" fo:background-color="transparen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8cd2e" officeooo:paragraph-rsid="0018cd2e" fo:background-color="transparen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b8418" officeooo:paragraph-rsid="001b8418" fo:background-color="transparen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e6d44" officeooo:paragraph-rsid="001e6d44" fo:background-color="transparen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ed118" officeooo:paragraph-rsid="001ed118" fo:background-color="transparent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20b298" officeooo:paragraph-rsid="0020b298" fo:background-color="transparent"/>
    </style:style>
    <style:style style:name="P28" style:family="paragraph" style:parent-style-name="Standard">
      <style:text-properties fo:color="#ce9178" loext:opacity="100%" style:font-name="Consolas" fo:font-size="8.39999961853027pt" fo:language="es" fo:country="ES" fo:font-weight="normal" officeooo:rsid="002b5d7b" officeooo:paragraph-rsid="002b5d7b" fo:background-color="#1e1e1e"/>
    </style:style>
    <style:style style:name="P29" style:family="paragraph" style:parent-style-name="Standard">
      <style:paragraph-properties style:line-height-at-least="0.402cm"/>
      <style:text-properties fo:color="#ce9178" loext:opacity="100%" fo:background-color="#1e1e1e"/>
    </style:style>
    <style:style style:name="P30" style:family="paragraph" style:parent-style-name="Standard">
      <style:paragraph-properties style:line-height-at-least="0.402cm"/>
      <style:text-properties fo:color="#6a9955" loext:opacity="100%" style:font-name="Consolas" fo:font-size="8.39999961853027pt" fo:font-weight="normal" fo:background-color="#1e1e1e"/>
    </style:style>
    <style:style style:name="P31" style:family="paragraph" style:parent-style-name="Standard">
      <style:text-properties fo:color="#6a9955" loext:opacity="100%" style:font-name="Consolas" fo:font-size="8.39999961853027pt" fo:language="es" fo:country="ES" fo:font-weight="normal" officeooo:rsid="002c3257" officeooo:paragraph-rsid="002c3257" fo:background-color="#1e1e1e"/>
    </style:style>
    <style:style style:name="P32" style:family="paragraph" style:parent-style-name="Standard">
      <style:text-properties fo:color="#6a9955" loext:opacity="100%" style:font-name="Consolas" fo:font-size="8.39999961853027pt" fo:language="es" fo:country="ES" fo:font-weight="normal" officeooo:rsid="002c3cfa" officeooo:paragraph-rsid="002c3cfa" fo:background-color="#1e1e1e"/>
    </style:style>
    <style:style style:name="P33" style:family="paragraph" style:parent-style-name="Standard">
      <style:text-properties fo:color="#6a9955" loext:opacity="100%" style:font-name="Consolas" fo:font-size="8.39999961853027pt" fo:language="es" fo:country="ES" fo:font-weight="normal" officeooo:rsid="002de218" officeooo:paragraph-rsid="002de218" fo:background-color="#1e1e1e"/>
    </style:style>
    <style:style style:name="P34" style:family="paragraph" style:parent-style-name="Standard">
      <style:paragraph-properties fo:margin-top="0cm" fo:margin-bottom="0.499cm" style:contextual-spacing="false" style:line-height-at-least="0.402cm"/>
    </style:style>
    <style:style style:name="P35" style:family="paragraph" style:parent-style-name="Subtitle">
      <style:text-properties fo:language="es" fo:country="ES"/>
    </style:style>
    <style:style style:name="P36" style:family="paragraph" style:parent-style-name="Text_20_body">
      <style:text-properties fo:language="es" fo:country="ES" officeooo:rsid="002570c9" officeooo:paragraph-rsid="002570c9"/>
    </style:style>
    <style:style style:name="P37" style:family="paragraph" style:parent-style-name="Text_20_body">
      <style:text-properties fo:language="es" fo:country="ES" officeooo:rsid="0026ec49" officeooo:paragraph-rsid="0026ec49" fo:background-color="#ffff00"/>
    </style:style>
    <style:style style:name="P38" style:family="paragraph" style:parent-style-name="Text_20_body">
      <style:text-properties fo:language="es" fo:country="ES" officeooo:rsid="00283c04" officeooo:paragraph-rsid="00283c04" fo:background-color="transparent"/>
    </style:style>
    <style:style style:name="P39" style:family="paragraph" style:parent-style-name="Text_20_body">
      <style:text-properties fo:language="es" fo:country="ES" officeooo:rsid="002b5086" officeooo:paragraph-rsid="002b5086" fo:background-color="transparent"/>
    </style:style>
    <style:style style:name="P40" style:family="paragraph" style:parent-style-name="Text_20_body">
      <style:text-properties fo:language="es" fo:country="ES" officeooo:rsid="002b5d7b" officeooo:paragraph-rsid="002b5d7b" fo:background-color="transparent"/>
    </style:style>
    <style:style style:name="P41" style:family="paragraph" style:parent-style-name="Text_20_body">
      <style:text-properties fo:language="es" fo:country="ES" officeooo:rsid="002c3257" officeooo:paragraph-rsid="002c3257" fo:background-color="transparent"/>
    </style:style>
    <style:style style:name="P42" style:family="paragraph" style:parent-style-name="Text_20_body">
      <style:text-properties fo:language="es" fo:country="ES" officeooo:rsid="002c3cfa" officeooo:paragraph-rsid="002c3cfa" fo:background-color="transparent"/>
    </style:style>
    <style:style style:name="P43" style:family="paragraph" style:parent-style-name="Text_20_body">
      <style:text-properties fo:language="es" fo:country="ES" officeooo:rsid="002de218" officeooo:paragraph-rsid="002de218" fo:background-color="transparent"/>
    </style:style>
    <style:style style:name="P44" style:family="paragraph" style:parent-style-name="Text_20_body">
      <style:text-properties fo:language="es" fo:country="ES" officeooo:rsid="0032dcf0" officeooo:paragraph-rsid="0032dcf0" fo:background-color="transparent"/>
    </style:style>
    <style:style style:name="P45" style:family="paragraph" style:parent-style-name="Text_20_body">
      <style:text-properties officeooo:paragraph-rsid="002ea498" fo:background-color="#ffff00"/>
    </style:style>
    <style:style style:name="P46" style:family="paragraph" style:parent-style-name="Text_20_body">
      <style:text-properties officeooo:rsid="002fb2ea" officeooo:paragraph-rsid="002fb2ea" fo:background-color="transparent"/>
    </style:style>
    <style:style style:name="T1" style:family="text">
      <style:text-properties officeooo:rsid="000b127f"/>
    </style:style>
    <style:style style:name="T2" style:family="text">
      <style:text-properties fo:language="es" fo:country="ES" officeooo:rsid="002ea498"/>
    </style:style>
    <style:style style:name="T3" style:family="text">
      <style:text-properties fo:language="es" fo:country="ES" officeooo:rsid="002fd371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8.39999961853027pt" fo:font-weight="normal"/>
    </style:style>
    <style:style style:name="T6" style:family="text">
      <style:text-properties fo:color="#dcdcaa" loext:opacity="100%" style:font-name="Consolas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8.39999961853027pt" fo:font-weight="normal"/>
    </style:style>
    <style:style style:name="T9" style:family="text">
      <style:text-properties fo:color="#9cdcfe" loext:opacity="100%" style:font-name="Consolas" fo:font-weight="normal"/>
    </style:style>
    <style:style style:name="T10" style:family="text">
      <style:text-properties style:font-name="Consolas" fo:font-size="8.39999961853027pt"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8.39999961853027pt" fo:font-weight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onsolas" fo:font-size="8.39999961853027pt" fo:font-weight="normal"/>
    </style:style>
    <style:style style:name="T16" style:family="text">
      <style:text-properties fo:color="#ce9178" loext:opacity="100%" style:font-name="Consolas" fo:font-weight="normal"/>
    </style:style>
    <style:style style:name="T17" style:family="text">
      <style:text-properties fo:color="#c586c0" loext:opacity="100%" style:font-name="Consolas" fo:font-size="8.39999961853027pt" fo:font-weight="normal"/>
    </style:style>
    <style:style style:name="T18" style:family="text">
      <style:text-properties fo:color="#b5cea8" loext:opacity="100%"/>
    </style:style>
    <style:style style:name="T19" style:family="text">
      <style:text-properties fo:color="#b5cea8" loext:opacity="100%" style:font-name="Consolas" fo:font-size="8.39999961853027pt" fo:font-weight="normal"/>
    </style:style>
    <style:style style:name="T20" style:family="text">
      <style:text-properties fo:color="#6a9955" loext:opacity="100%"/>
    </style:style>
    <style:style style:name="T21" style:family="text">
      <style:text-properties fo:color="#6a9955" loext:opacity="100%" style:font-name="Consolas" fo:font-size="8.39999961853027pt" fo:font-weight="normal"/>
    </style:style>
    <style:style style:name="T22" style:family="text">
      <style:text-properties fo:color="#4fc1ff" loext:opacity="100%"/>
    </style:style>
    <style:style style:name="T23" style:family="text">
      <style:text-properties officeooo:rsid="002fd371"/>
    </style:style>
    <style:style style:name="T24" style:family="text">
      <style:text-properties officeooo:rsid="00323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AVASCRIPT: FUNCIONES Y MÉTODOS</text:p>
      <text:p text:style-name="P3"/>
      <text:h text:style-name="P1" text:outline-level="1">Funciones</text:h>
      <text:p text:style-name="P2">Crear una función calculadora sin parámetros e invocarla.</text:p>
      <text:p text:style-name="P2"/>
      <text:h text:style-name="P1" text:outline-level="1">Parámetros</text:h>
      <text:p text:style-name="P4">Crear una función calculadora con parámetro. Invocarla dentro de un bucle <text:span text:style-name="T1">for </text:span>y que muestre por pantalla las diferentes operaciones <text:span text:style-name="T1">con el bucle.</text:span></text:p>
      <text:p text:style-name="P4"/>
      <text:h text:style-name="P1" text:outline-level="1">Parámetros opcionales</text:h>
      <text:p text:style-name="P5"/>
      <text:p text:style-name="P6">Repetir el ejercicio anterior pero introduciendo un parámetro opcional booleano inicializado a false. Si es false mostrar por consola, si es true mostrar en el documento. </text:p>
      <text:p text:style-name="P4"/>
      <text:h text:style-name="P1" text:outline-level="1">Funciones dentro de otras</text:h>
      <text:p text:style-name="P7">Repetir el ejercicio anterior sacando los trozos de código en dos funciones: </text:p>
      <text:p text:style-name="P13"><text:span text:style-name="T4">porConsola</text:span>(<text:span text:style-name="T7">numero1</text:span>, <text:span text:style-name="T7">numero2</text:span>)</text:p>
      <text:p text:style-name="P13"><text:span text:style-name="T4">porPantalla</text:span>(<text:span text:style-name="T7">numero1</text:span>,<text:span text:style-name="T7">numero2</text:span>)</text:p>
      <text:p text:style-name="P21"/>
      <text:h text:style-name="P1" text:outline-level="1">Parámetros rest y spread</text:h>
      <text:p text:style-name="P22">Crear una función que devuelve fruta1, fruta2 y resto_frutas. </text:p>
      <text:p text:style-name="P23">Utilizar el parámetro rest:</text:p>
      <text:p text:style-name="P14"><text:span text:style-name="T12">function</text:span> <text:span text:style-name="T4">listadoFrutas</text:span>(<text:span text:style-name="T7">fruta1</text:span>, <text:span text:style-name="T7">fruta2</text:span>, ...<text:span text:style-name="T7">resto_de_frutas</text:span>){</text:p>
      <text:p text:style-name="P18">    <text:span text:style-name="T9">console</text:span><text:span text:style-name="T11">.</text:span><text:span text:style-name="T6">log</text:span><text:span text:style-name="T11">(</text:span><text:span text:style-name="T16">"Fruta 1: "</text:span><text:span text:style-name="T11">, </text:span><text:span text:style-name="T9">fruta1</text:span><text:span text:style-name="T11">);</text:span></text:p>
      <text:p text:style-name="P18">    <text:span text:style-name="T9">console</text:span><text:span text:style-name="T11">.</text:span><text:span text:style-name="T6">log</text:span><text:span text:style-name="T11">(</text:span><text:span text:style-name="T16">"Fruta 2: "</text:span><text:span text:style-name="T11">, </text:span><text:span text:style-name="T9">fruta2</text:span><text:span text:style-name="T11">);</text:span></text:p>
      <text:p text:style-name="P18">    <text:span text:style-name="T9">console</text:span><text:span text:style-name="T11">.</text:span><text:span text:style-name="T6">log</text:span><text:span text:style-name="T11">(</text:span><text:span text:style-name="T9">resto_de_frutas</text:span><text:span text:style-name="T11">);</text:span></text:p>
      <text:p text:style-name="P16">}</text:p>
      <text:p text:style-name="P16"><text:span text:style-name="T4">listadoFrutas</text:span>(<text:span text:style-name="T14">"Naranja"</text:span>, <text:span text:style-name="T14">"Manzana"</text:span>, <text:span text:style-name="T14">"Sandía"</text:span>, <text:span text:style-name="T14">"Pera"</text:span>, <text:span text:style-name="T14">"Melón"</text:span>, <text:span text:style-name="T14">"Coco"</text:span>);</text:p>
      <text:p text:style-name="P16"/>
      <text:p text:style-name="P24">Después utilizar el parámetro spread:</text:p>
      <text:p text:style-name="P15"><text:span text:style-name="T12">var</text:span> <text:span text:style-name="T7">frutas</text:span> = [<text:span text:style-name="T14">"Naranja"</text:span>,<text:span text:style-name="T14">"Manzana"</text:span>];</text:p>
      <text:p text:style-name="P16"><text:span text:style-name="T4">listadoFrutas</text:span>(...<text:span text:style-name="T7">frutas</text:span>, <text:span text:style-name="T14">"Sandía"</text:span>, <text:span text:style-name="T14">"Pera"</text:span>, <text:span text:style-name="T14">"Melón"</text:span>, <text:span text:style-name="T14">"Coco"</text:span>);</text:p>
      <text:p text:style-name="P24"/>
      <text:p text:style-name="P25"/>
      <text:h text:style-name="P1" text:outline-level="1">Funciones anónimas</text:h>
      <text:p text:style-name="P26">Mostrar una función anónima dentro de una variable y llamarla. </text:p>
      <text:p text:style-name="P10"><text:span text:style-name="T12">var</text:span> <text:span text:style-name="T4">pelicula</text:span> = <text:span text:style-name="T12">function</text:span>(<text:span text:style-name="T7">nombre</text:span>){</text:p>
      <text:p text:style-name="P19">    <text:span text:style-name="T17">return</text:span><text:span text:style-name="T10"> </text:span><text:span text:style-name="T15">"La película es "</text:span><text:span text:style-name="T10">+</text:span><text:span text:style-name="T8">nombre</text:span><text:span text:style-name="T10">;</text:span></text:p>
      <text:p text:style-name="P11"><text:soft-page-break/>}</text:p>
      <text:p text:style-name="P8"/>
      <text:p text:style-name="P11"><text:span text:style-name="T7">console</text:span>.<text:span text:style-name="T4">log</text:span>(<text:span text:style-name="T4">pelicula</text:span>(<text:span text:style-name="T14">"La piedra filosofal"</text:span>));</text:p>
      <text:h text:style-name="P1" text:outline-level="1">Función de callback</text:h>
      <text:p text:style-name="P12"><text:span text:style-name="T12">function</text:span> <text:span text:style-name="T4">sumame</text:span>(<text:span text:style-name="T7">numero1</text:span>, <text:span text:style-name="T7">numero2</text:span>, <text:span text:style-name="T7">sumaYmuestra</text:span>, <text:span text:style-name="T7">sumaPorDos</text:span>){</text:p>
      <text:p text:style-name="P19">    <text:span text:style-name="T13">var</text:span><text:span text:style-name="T10"> </text:span><text:span text:style-name="T8">sumar</text:span><text:span text:style-name="T10"> = </text:span><text:span text:style-name="T8">numero1</text:span><text:span text:style-name="T10"> + </text:span><text:span text:style-name="T8">numero2</text:span><text:span text:style-name="T10">;</text:span></text:p>
      <text:p text:style-name="P8"/>
      <text:p text:style-name="P19">    <text:span text:style-name="T5">sumaYmuestra</text:span><text:span text:style-name="T10">(</text:span><text:span text:style-name="T8">sumar</text:span><text:span text:style-name="T10">);</text:span></text:p>
      <text:p text:style-name="P19">    <text:span text:style-name="T5">sumaPorDos</text:span><text:span text:style-name="T10">(</text:span><text:span text:style-name="T8">sumar</text:span><text:span text:style-name="T10">);</text:span></text:p>
      <text:p text:style-name="P8"/>
      <text:p text:style-name="P19">    <text:span text:style-name="T17">return</text:span><text:span text:style-name="T10"> </text:span><text:span text:style-name="T8">sumar</text:span><text:span text:style-name="T10">;</text:span></text:p>
      <text:p text:style-name="P11">}</text:p>
      <text:p text:style-name="P8"/>
      <text:p text:style-name="P11"><text:span text:style-name="T4">sumame</text:span>(<text:span text:style-name="T18">5</text:span>, <text:span text:style-name="T18">7</text:span>, </text:p>
      <text:p text:style-name="P19">    <text:span text:style-name="T13">function</text:span><text:span text:style-name="T10">(</text:span><text:span text:style-name="T8">dato</text:span><text:span text:style-name="T10">){</text:span></text:p>
      <text:p text:style-name="P19">        <text:span text:style-name="T8">console</text:span><text:span text:style-name="T10">.</text:span><text:span text:style-name="T5">log</text:span><text:span text:style-name="T10">(</text:span><text:span text:style-name="T15">"La suma es: "</text:span><text:span text:style-name="T10">, </text:span><text:span text:style-name="T8">dato</text:span><text:span text:style-name="T10">);</text:span></text:p>
      <text:p text:style-name="P19">    <text:span text:style-name="T10">},</text:span></text:p>
      <text:p text:style-name="P8"/>
      <text:p text:style-name="P19">    <text:span text:style-name="T13">function</text:span><text:span text:style-name="T10">(</text:span><text:span text:style-name="T8">dato</text:span><text:span text:style-name="T10">){</text:span></text:p>
      <text:p text:style-name="P19">        <text:span text:style-name="T8">console</text:span><text:span text:style-name="T10">.</text:span><text:span text:style-name="T5">log</text:span><text:span text:style-name="T10">(</text:span><text:span text:style-name="T15">"La suma por dos es: "</text:span><text:span text:style-name="T10">, (</text:span><text:span text:style-name="T8">dato</text:span><text:span text:style-name="T10">*</text:span><text:span text:style-name="T19">2</text:span><text:span text:style-name="T10">));</text:span></text:p>
      <text:p text:style-name="P19">    <text:span text:style-name="T10">}</text:span></text:p>
      <text:p text:style-name="P11">);</text:p>
      <text:p text:style-name="P27"/>
      <text:h text:style-name="P1" text:outline-level="1">Funciones de flecha</text:h>
      <text:p text:style-name="P36">Mostrar extras de funciones de flecha. </text:p>
      <text:p text:style-name="P36"/>
      <text:p text:style-name="P37">Ejercicio: Crear una función sin parámetros, otra con parámetros, crear funciones utilizando rest y spread, funciones dentro de otras y hacer una función callback. Opcional: transformar las funciones a formato flechas. <text:span text:style-name="T23">(30-4</text:span><text:span text:style-name="T24">0</text:span><text:span text:style-name="T23">’)</text:span></text:p>
      <text:p text:style-name="P38"/>
      <text:h text:style-name="P1" text:outline-level="1">Ámbito de las variables</text:h>
      <text:p text:style-name="P39">Explicar el ámbito de la variable var.</text:p>
      <text:p text:style-name="P44"/>
      <text:h text:style-name="P1" text:outline-level="1">Funciones de texto</text:h>
      <text:p text:style-name="P28">'use strict'</text:p>
      <text:p text:style-name="P20"/>
      <text:p text:style-name="P30">// Transformacion de textos</text:p>
      <text:p text:style-name="P9"><text:span text:style-name="T12">var</text:span> <text:span text:style-name="T7">numero</text:span> = <text:span text:style-name="T18">444</text:span>;</text:p>
      <text:p text:style-name="P9"><text:span text:style-name="T12">var</text:span> <text:span text:style-name="T7">texto1</text:span> = <text:span text:style-name="T14">"Bienvenido a esta clase de javaScript"</text:span>;</text:p>
      <text:p text:style-name="P9"><text:span text:style-name="T12">var</text:span> <text:span text:style-name="T7">texto2</text:span> = <text:span text:style-name="T14">"es muy buena clase"</text:span>;</text:p>
      <text:p text:style-name="P20"><text:soft-page-break/></text:p>
      <text:p text:style-name="P9"><text:span text:style-name="T12">var</text:span> <text:span text:style-name="T7">dato</text:span> = <text:span text:style-name="T7">numero</text:span>.<text:span text:style-name="T4">toString</text:span>(); <text:span text:style-name="T20">// pasar a string</text:span></text:p>
      <text:p text:style-name="P17">    <text:span text:style-name="T8">dato</text:span><text:span text:style-name="T10"> = </text:span><text:span text:style-name="T8">texto1</text:span><text:span text:style-name="T10">.</text:span><text:span text:style-name="T5">toLowerCase</text:span><text:span text:style-name="T10">(); </text:span><text:span text:style-name="T21">// transformar en minúsculas</text:span></text:p>
      <text:p text:style-name="P17">    <text:span text:style-name="T8">dato</text:span><text:span text:style-name="T10"> = </text:span><text:span text:style-name="T8">texto2</text:span><text:span text:style-name="T10">.</text:span><text:span text:style-name="T5">toUpperCase</text:span><text:span text:style-name="T10">(); </text:span><text:span text:style-name="T21">// transformar en mayúsculas</text:span></text:p>
      <text:p text:style-name="P9"><text:span text:style-name="T7">console</text:span>.<text:span text:style-name="T4">log</text:span>(<text:span text:style-name="T7">dato</text:span>);</text:p>
      <text:p text:style-name="P34"/>
      <text:p text:style-name="P30">// Calcular longitud</text:p>
      <text:p text:style-name="P9"><text:span text:style-name="T12">var</text:span> <text:span text:style-name="T7">nombre</text:span> = <text:span text:style-name="T14">"Ana Jiménez"</text:span>;</text:p>
      <text:p text:style-name="P20"/>
      <text:p text:style-name="P9"><text:span text:style-name="T7">console</text:span>.<text:span text:style-name="T4">log</text:span>(<text:span text:style-name="T7">nombre</text:span>.<text:span text:style-name="T22">length</text:span>);</text:p>
      <text:p text:style-name="P20"/>
      <text:p text:style-name="P30">//Concatenar - Unir textos</text:p>
      <text:p text:style-name="P20"/>
      <text:p text:style-name="P30">// var textoTotal = texto1+" "+texto2;</text:p>
      <text:p text:style-name="P9"><text:span text:style-name="T12">var</text:span> <text:span text:style-name="T7">textoTotal</text:span> = <text:span text:style-name="T7">texto1</text:span>.<text:span text:style-name="T4">concat</text:span>(<text:span text:style-name="T14">" "</text:span>+<text:span text:style-name="T7">texto2</text:span>);</text:p>
      <text:p text:style-name="P20"/>
      <text:p text:style-name="P9"><text:span text:style-name="T7">console</text:span>.<text:span text:style-name="T4">log</text:span>(<text:span text:style-name="T7">textoTotal</text:span>);</text:p>
      <text:p text:style-name="P40"/>
      <text:p text:style-name="P40"/>
      <text:h text:style-name="P1" text:outline-level="1">Funciones texto búsqueda</text:h>
      <text:p text:style-name="P31">// Transformacion de textos</text:p>
      <text:p text:style-name="P9"><text:span text:style-name="T12">var</text:span> <text:span text:style-name="T7">numero</text:span> = <text:span text:style-name="T18">444</text:span>;</text:p>
      <text:p text:style-name="P9"><text:span text:style-name="T12">var</text:span> <text:span text:style-name="T7">texto1</text:span> = <text:span text:style-name="T14">"Bienvenido a esta clase de clase javaScript"</text:span>;</text:p>
      <text:p text:style-name="P9"><text:span text:style-name="T12">var</text:span> <text:span text:style-name="T7">texto2</text:span> = <text:span text:style-name="T14">"es muy buena clase"</text:span>;</text:p>
      <text:p text:style-name="P20"/>
      <text:p text:style-name="P30">//var busqueda = texto1.indexOf("clase");</text:p>
      <text:p text:style-name="P30">//var busqueda = texto1.lastIndexOf("clase");</text:p>
      <text:p text:style-name="P30">// var busqueda = texto1.search("clase");</text:p>
      <text:p text:style-name="P30">// var busqueda = texto1.match("clase");</text:p>
      <text:p text:style-name="P30">// var busqueda = texto1.match(/clase/g);</text:p>
      <text:p text:style-name="P30">// var busqueda = texto1.substr(18,5);</text:p>
      <text:p text:style-name="P30">// var busqueda = texto1.charAt(11);</text:p>
      <text:p text:style-name="P30">// var busqueda = texto1.startsWith("Bienvenido a esta");</text:p>
      <text:p text:style-name="P30">// var busqueda = texto1.endsWith("clase javaScript");</text:p>
      <text:p text:style-name="P9"><text:span text:style-name="T12">var</text:span> <text:span text:style-name="T7">busqueda</text:span> = <text:span text:style-name="T7">texto1</text:span>.<text:span text:style-name="T4">includes</text:span>(<text:span text:style-name="T14">"esta"</text:span>);</text:p>
      <text:p text:style-name="P20"/>
      <text:p text:style-name="P9"><text:span text:style-name="T7">console</text:span>.<text:span text:style-name="T4">log</text:span>(<text:span text:style-name="T7">busqueda</text:span>);</text:p>
      <text:p text:style-name="P41"/>
      <text:h text:style-name="P1" text:outline-level="1">Funciones texto reemplazo</text:h>
      <text:p text:style-name="P32">// Transformacion de textos</text:p>
      <text:p text:style-name="P9"><text:span text:style-name="T12">var</text:span> <text:span text:style-name="T7">numero</text:span> = <text:span text:style-name="T18">444</text:span>;</text:p>
      <text:p text:style-name="P9"><text:span text:style-name="T12">var</text:span> <text:span text:style-name="T7">texto1</text:span> = <text:span text:style-name="T14">"Bienvenido a esta clase, una clase de javaScript"</text:span>;</text:p>
      <text:p text:style-name="P9"><text:span text:style-name="T12">var</text:span> <text:span text:style-name="T7">texto2</text:span> = <text:span text:style-name="T14">"es muy buena clase"</text:span>;</text:p>
      <text:p text:style-name="P34"/>
      <text:p text:style-name="P30">// var busqueda = texto1.replace("javaScript", "Symfony"); // sustituir en un string</text:p>
      <text:p text:style-name="P20"/>
      <text:p text:style-name="P30">// var busqueda = texto1.slice(25); </text:p>
      <text:p text:style-name="P30">// var busqueda = texto1.slice(25, 34); // recortar un string</text:p>
      <text:p text:style-name="P30"><text:soft-page-break/>// var busqueda = texto1.split(" "); // Crear array con el separador</text:p>
      <text:p text:style-name="P30">// var busqueda = texto1.trim(); // quita espacios por delante y detrás del string</text:p>
      <text:p text:style-name="P20"/>
      <text:p text:style-name="P9"><text:span text:style-name="T7">console</text:span>.<text:span text:style-name="T4">log</text:span>(<text:span text:style-name="T7">busqueda</text:span>);</text:p>
      <text:p text:style-name="P42"/>
      <text:h text:style-name="P1" text:outline-level="1">Plantillas</text:h>
      <text:p text:style-name="P43">Usar HTML dentro de una plantilla y llamar a una variable. </text:p>
      <text:p text:style-name="P33">// Plantillas de texto</text:p>
      <text:p text:style-name="P20"/>
      <text:p text:style-name="P9"><text:span text:style-name="T12">var</text:span> <text:span text:style-name="T7">nombre</text:span> = <text:span text:style-name="T4">prompt</text:span>(<text:span text:style-name="T14">"METE TU NOMBRE"</text:span>);</text:p>
      <text:p text:style-name="P9"><text:span text:style-name="T12">var</text:span> <text:span text:style-name="T7">apellidos</text:span> = <text:span text:style-name="T4">prompt</text:span>(<text:span text:style-name="T14">"METE TUS APELLIDOS"</text:span>);</text:p>
      <text:p text:style-name="P20"/>
      <text:p text:style-name="P30">//var texto = "Mi nombre es: "+nombre+" Mis apellidos son :"+apellidos;</text:p>
      <text:p text:style-name="P9"><text:span text:style-name="T12">var</text:span> <text:span text:style-name="T7">texto</text:span> = <text:span text:style-name="T14">`</text:span></text:p>
      <text:p text:style-name="P29">    <text:span text:style-name="T10">&lt;h1&gt;Hola qué tal&lt;/h1&gt;</text:span></text:p>
      <text:p text:style-name="P17"><text:span text:style-name="T14">    </text:span><text:span text:style-name="T15">&lt;h3&gt;Mi nombre es: </text:span><text:span text:style-name="T13">${</text:span><text:span text:style-name="T8">nombre</text:span><text:span text:style-name="T13">}</text:span><text:span text:style-name="T15">&lt;/h3&gt;</text:span></text:p>
      <text:p text:style-name="P17"><text:span text:style-name="T14">    </text:span><text:span text:style-name="T15">&lt;h3&gt;Mis apellidos son: </text:span><text:span text:style-name="T13">${</text:span><text:span text:style-name="T8">apellidos</text:span><text:span text:style-name="T13">}</text:span><text:span text:style-name="T15">&lt;/h3&gt;</text:span></text:p>
      <text:p text:style-name="P9"><text:span text:style-name="T14">`</text:span>;</text:p>
      <text:p text:style-name="P9"><text:span text:style-name="T7">document</text:span>.<text:span text:style-name="T4">write</text:span>(<text:span text:style-name="T7">texto</text:span>);</text:p>
      <text:p text:style-name="P43"/>
      <text:p text:style-name="P45"><text:span text:style-name="T2">Ejercicio: Utilizar funciones de texto bien dadas en clase o bien otras diferentes que hayáis encontrado. </text:span><text:span text:style-name="T3">(30’)</text:span></text:p>
      <text:p text:style-name="P46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herif" svg:font-family="'Liberation Sh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3T17:02:34.265000000</dc:date>
    <meta:editing-duration>PT3H11M7S</meta:editing-duration>
    <meta:editing-cycles>50</meta:editing-cycles>
    <meta:print-date>2020-12-13T17:04:13.565000000</meta:print-date>
    <meta:document-statistic meta:table-count="0" meta:image-count="0" meta:object-count="0" meta:page-count="4" meta:paragraph-count="107" meta:word-count="562" meta:character-count="4150" meta:non-whitespace-character-count="3603"/>
  </office:meta>
</office:document-meta>
</file>